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HTML, CSS, and JavaScript for Dark Mode Toggle</text:h>
      <text:p text:style-name="Standard">Here's an example of how to create a simple dark mode toggle using HTML, CSS, and JavaScript. The toggle switch will allow users to switch between light and dark themes by clicking on it.<text:line-break/><text:line-break/>### HTML, CSS, and JavaScript for Dark Mode Toggle<text:line-break/><text:line-break/>#### HTML<text:line-break/>```html<text:line-break/>&lt;!DOCTYPE html&gt;<text:line-break/>&lt;html lang="en"&gt;<text:line-break/>&lt;head&gt;<text:line-break/> <text:s/>&lt;meta charset="UTF-8"&gt;<text:line-break/> <text:s/>&lt;meta name="viewport" content="width=device-width, initial-scale=1.0"&gt;<text:line-break/> <text:s/>&lt;title&gt;Dark Mode Toggle&lt;/title&gt;<text:line-break/> <text:s/>&lt;link rel="stylesheet" href="styles.css"&gt;<text:line-break/>&lt;/head&gt;<text:line-break/>&lt;body&gt;<text:line-break/> <text:s/>&lt;div class="container"&gt;<text:line-break/> <text:s text:c="3"/>&lt;h1&gt;Dark Mode Toggle Example&lt;/h1&gt;<text:line-break/> <text:s text:c="3"/>&lt;label class="switch"&gt;<text:line-break/> <text:s text:c="5"/>&lt;input type="checkbox" id="theme-toggle"&gt;<text:line-break/> <text:s text:c="5"/>&lt;span class="slider"&gt;&lt;/span&gt;<text:line-break/> <text:s text:c="3"/>&lt;/label&gt;<text:line-break/> <text:s text:c="3"/>&lt;p&gt;This is an example paragraph. The theme will change when the switch is toggled.&lt;/p&gt;<text:line-break/> <text:s/>&lt;/div&gt;<text:line-break/> <text:s/><text:line-break/> <text:s/>&lt;script src="script.js"&gt;&lt;/script&gt;<text:line-break/>&lt;/body&gt;<text:line-break/>&lt;/html&gt;<text:line-break/>```<text:line-break/><text:line-break/>#### CSS (styles.css)<text:line-break/>```css<text:line-break/>/* Base styles for light and dark modes */<text:line-break/>:root {<text:line-break/> <text:s/>--background-color-light: #ffffff;<text:line-break/> <text:s/>--text-color-light: #000000;<text:line-break/> <text:s/>--background-color-dark: #2c2c2c;<text:line-break/> <text:s/>--text-color-dark: #f5f5f5;<text:line-break/>}<text:line-break/><text:line-break/>body.light-mode {<text:line-break/> <text:s/>background-color: var(--background-color-light);<text:line-break/> <text:s/>color: var(--text-color-light);<text:line-break/>}<text:line-break/><text:line-break/>body.dark-mode {<text:line-break/> <text:s/>background-color: var(--background-color-dark);<text:line-break/> <text:s/>color: var(--text-color-dark);<text:line-break/>}<text:line-break/><text:line-break/><text:soft-page-break/>/* Centering the content */<text:line-break/>.container {<text:line-break/> <text:s/>display: flex;<text:line-break/> <text:s/>flex-direction: column;<text:line-break/> <text:s/>align-items: center;<text:line-break/> <text:s/>justify-content: center;<text:line-break/> <text:s/>height: 100vh;<text:line-break/> <text:s/>text-align: center;<text:line-break/>}<text:line-break/><text:line-break/>/* Toggle switch styling */<text:line-break/>.switch {<text:line-break/> <text:s/>position: relative;<text:line-break/> <text:s/>display: inline-block;<text:line-break/> <text:s/>width: 60px;<text:line-break/> <text:s/>height: 34px;<text:line-break/> <text:s/>margin: 20px 0;<text:line-break/>}<text:line-break/><text:line-break/>.switch input {<text:line-break/> <text:s/>opacity: 0;<text:line-break/> <text:s/>width: 0;<text:line-break/> <text:s/>height: 0;<text:line-break/>}<text:line-break/><text:line-break/>.slider {<text:line-break/> <text:s/>position: absolute;<text:line-break/> <text:s/>cursor: pointer;<text:line-break/> <text:s/>top: 0;<text:line-break/> <text:s/>left: 0;<text:line-break/> <text:s/>right: 0;<text:line-break/> <text:s/>bottom: 0;<text:line-break/> <text:s/>background-color: #ccc;<text:line-break/> <text:s/>transition: 0.4s;<text:line-break/> <text:s/>border-radius: 34px;<text:line-break/>}<text:line-break/><text:line-break/>.slider:before {<text:line-break/> <text:s/>position: absolute;<text:line-break/> <text:s/>content: "";<text:line-break/> <text:s/>height: 26px;<text:line-break/> <text:s/>width: 26px;<text:line-break/> <text:s/>left: 4px;<text:line-break/> <text:s/>bottom: 4px;<text:line-break/> <text:s/>background-color: white;<text:line-break/> <text:s/>transition: 0.4s;<text:line-break/> <text:s/>border-radius: 50%;<text:line-break/>}<text:line-break/><text:line-break/>input:checked + .slider {<text:line-break/> <text:s/>background-color: #4caf50;<text:line-break/>}<text:line-break/><text:soft-page-break/><text:line-break/>input:checked + .slider:before {<text:line-break/> <text:s/>transform: translateX(26px);<text:line-break/>}<text:line-break/>```<text:line-break/><text:line-break/>#### JavaScript (script.js)<text:line-break/>```javascript<text:line-break/>// JavaScript to toggle between light and dark modes<text:line-break/>document.addEventListener("DOMContentLoaded", () =&gt; {<text:line-break/> <text:s/>const toggleSwitch = document.getElementById("theme-toggle");<text:line-break/> <text:s/>const currentTheme = localStorage.getItem("theme");<text:line-break/><text:line-break/> <text:s/>// Apply saved theme from localStorage if exists<text:line-break/> <text:s/>if (currentTheme) {<text:line-break/> <text:s text:c="3"/>document.body.classList.add(currentTheme);<text:line-break/> <text:s text:c="3"/>toggleSwitch.checked = currentTheme === "dark-mode";<text:line-break/> <text:s/>}<text:line-break/><text:line-break/> <text:s/>// Toggle theme on switch change<text:line-break/> <text:s/>toggleSwitch.addEventListener("change", () =&gt; {<text:line-break/> <text:s text:c="3"/>if (toggleSwitch.checked) {<text:line-break/> <text:s text:c="5"/>document.body.classList.replace("light-mode", "dark-mode");<text:line-break/> <text:s text:c="5"/>localStorage.setItem("theme", "dark-mode");<text:line-break/> <text:s text:c="3"/>} else {<text:line-break/> <text:s text:c="5"/>document.body.classList.replace("dark-mode", "light-mode");<text:line-break/> <text:s text:c="5"/>localStorage.setItem("theme", "light-mode");<text:line-break/> <text:s text:c="3"/>}<text:line-break/> <text:s/>});<text:line-break/>});<text:line-break/>```<text:line-break/><text:line-break/>### Explanation<text:line-break/><text:line-break/>1. **HTML**: Contains a switch and some content. The `input` checkbox with `id="theme-toggle"` is the switch.<text:line-break/>2. **CSS**: Defines light and dark mode colors and styles the toggle switch.<text:line-break/>3. **JavaScript**: Detects the current theme (if saved in `localStorage`) and toggles between light and dark modes by adding/removing appropriate classes.<text:line-break/><text:line-break/>This code also saves the user’s theme preference in `localStorage`, so it will persist across page reloa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annes Große Boymann</meta:initial-creator>
    <meta:creation-date>2024-11-10T11:45:23.74</meta:creation-date>
    <meta:document-statistic meta:table-count="0" meta:image-count="0" meta:object-count="0" meta:page-count="3" meta:paragraph-count="2" meta:word-count="399" meta:character-count="3464"/>
    <dc:date>2024-11-10T11:48:22.44</dc:date>
    <dc:creator>Johannes Große Boymann</dc:creator>
    <meta:editing-duration>PT2M59S</meta:editing-duration>
    <meta:editing-cycles>1</meta:editing-cycles>
    <meta:generator>OpenOffice/4.1.15$Win32 OpenOffice.org_project/4115m2$Build-9813</meta:generator>
  </office:meta>
</office:document-meta>
</file>